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9cm" svg:height="8.999cm" svg:x="17.035cm" svg:y="4.536cm">
            <draw:object draw:notify-on-update-of-ranges="Лист1.D2:Лист1.D2 Лист1.D3:Лист1.D10 Лист1.E2:Лист1.E2 Лист1.E3:Лист1.E10 Лист1.F2:Лист1.F2 Лист1.F3:Лист1.F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Не Разр</text:p>
          </table:table-cell>
          <table:table-cell office:value-type="string" calcext:value-type="string">
            <text:p>Разр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2702" calcext:value-type="float">
            <text:p>0,00002702</text:p>
          </table:table-cell>
          <table:table-cell office:value-type="float" office:value="0.00002971" calcext:value-type="float">
            <text:p>0,00002971</text:p>
          </table:table-cell>
          <table:table-cell office:value-type="float" office:value="10" calcext:value-type="float">
            <text:p>10</text:p>
          </table:table-cell>
          <table:table-cell table:formula="of:=AVERAGE([.B3:.B5])" office:value-type="float" office:value="0.0000218033333333333" calcext:value-type="float">
            <text:p>2,18033333333333E-05</text:p>
          </table:table-cell>
          <table:table-cell table:formula="of:=AVERAGE([.C3:.C5])" office:value-type="float" office:value="0.0000167033333333333" calcext:value-type="float">
            <text:p>1,67033333333333E-05</text:p>
          </table:table-cell>
        </table:table-row>
        <table:table-row table:style-name="ro1">
          <table:table-cell/>
          <table:table-cell office:value-type="float" office:value="0.00002195" calcext:value-type="float">
            <text:p>0,00002195</text:p>
          </table:table-cell>
          <table:table-cell office:value-type="float" office:value="0.00001798" calcext:value-type="float">
            <text:p>0,00001798</text:p>
          </table:table-cell>
          <table:table-cell office:value-type="float" office:value="20" calcext:value-type="float">
            <text:p>20</text:p>
          </table:table-cell>
          <table:table-cell table:formula="of:=AVERAGE([.B6:.B8])" office:value-type="float" office:value="0.0000656533333333333" calcext:value-type="float">
            <text:p>6,56533333333333E-05</text:p>
          </table:table-cell>
          <table:table-cell table:formula="of:=AVERAGE([.C6:.C8])" office:value-type="float" office:value="0.0000293" calcext:value-type="float">
            <text:p>0,0000293</text:p>
          </table:table-cell>
        </table:table-row>
        <table:table-row table:style-name="ro1">
          <table:table-cell/>
          <table:table-cell office:value-type="float" office:value="0.00001644" calcext:value-type="float">
            <text:p>0,00001644</text:p>
          </table:table-cell>
          <table:table-cell office:value-type="float" office:value="0.00000242" calcext:value-type="float">
            <text:p>0,00000242</text:p>
          </table:table-cell>
          <table:table-cell office:value-type="float" office:value="100" calcext:value-type="float">
            <text:p>100</text:p>
          </table:table-cell>
          <table:table-cell table:formula="of:=AVERAGE([.B9:.B11])" office:value-type="float" office:value="0.00042993" calcext:value-type="float">
            <text:p>0,00042993</text:p>
          </table:table-cell>
          <table:table-cell table:formula="of:=AVERAGE([.C9:.C11])" office:value-type="float" office:value="0.000179983333333333" calcext:value-type="float">
            <text:p>0,000179983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8993" calcext:value-type="float">
            <text:p>0,00008993</text:p>
          </table:table-cell>
          <table:table-cell office:value-type="float" office:value="0.00005065" calcext:value-type="float">
            <text:p>0,00005065</text:p>
          </table:table-cell>
          <table:table-cell office:value-type="float" office:value="200" calcext:value-type="float">
            <text:p>200</text:p>
          </table:table-cell>
          <table:table-cell table:formula="of:=AVERAGE([.B12:.B14])" office:value-type="float" office:value="0.000885643333333333" calcext:value-type="float">
            <text:p>0,000885643333333333</text:p>
          </table:table-cell>
          <table:table-cell table:formula="of:=AVERAGE([.C12:.C14])" office:value-type="float" office:value="0.000544313333333333" calcext:value-type="float">
            <text:p>0,000544313333333333</text:p>
          </table:table-cell>
        </table:table-row>
        <table:table-row table:style-name="ro1">
          <table:table-cell/>
          <table:table-cell office:value-type="float" office:value="0.00003808" calcext:value-type="float">
            <text:p>0,00003808</text:p>
          </table:table-cell>
          <table:table-cell office:value-type="float" office:value="0.00002088" calcext:value-type="float">
            <text:p>0,00002088</text:p>
          </table:table-cell>
          <table:table-cell office:value-type="float" office:value="1000" calcext:value-type="float">
            <text:p>1000</text:p>
          </table:table-cell>
          <table:table-cell table:formula="of:=AVERAGE([.B15:.B17])" office:value-type="float" office:value="0.214699893333333" calcext:value-type="float">
            <text:p>0,214699893333333</text:p>
          </table:table-cell>
          <table:table-cell table:formula="of:=AVERAGE([.C15:.C17])" office:value-type="float" office:value="0.00979084333333333" calcext:value-type="float">
            <text:p>0,00979084333333333</text:p>
          </table:table-cell>
        </table:table-row>
        <table:table-row table:style-name="ro1">
          <table:table-cell/>
          <table:table-cell office:value-type="float" office:value="0.00006895" calcext:value-type="float">
            <text:p>0,00006895</text:p>
          </table:table-cell>
          <table:table-cell office:value-type="float" office:value="0.00001637" calcext:value-type="float">
            <text:p>0,00001637</text:p>
          </table:table-cell>
          <table:table-cell office:value-type="float" office:value="2000" calcext:value-type="float">
            <text:p>2000</text:p>
          </table:table-cell>
          <table:table-cell table:formula="of:=AVERAGE([.B18:.B20])" office:value-type="float" office:value="1.36346048" calcext:value-type="float">
            <text:p>1,36346048</text:p>
          </table:table-cell>
          <table:table-cell table:formula="of:=AVERAGE([.C18:.C20])" office:value-type="float" office:value="0.01641719" calcext:value-type="float">
            <text:p>0,016417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68355" calcext:value-type="float">
            <text:p>0,00068355</text:p>
          </table:table-cell>
          <table:table-cell office:value-type="float" office:value="0.00028204" calcext:value-type="float">
            <text:p>0,00028204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AVERAGE([.C19:.C21])" office:value-type="float" office:value="0.546089683333333" calcext:value-type="float">
            <text:p>0,546089683333333</text:p>
          </table:table-cell>
        </table:table-row>
        <table:table-row table:style-name="ro1">
          <table:table-cell/>
          <table:table-cell office:value-type="float" office:value="0.00015779" calcext:value-type="float">
            <text:p>0,00015779</text:p>
          </table:table-cell>
          <table:table-cell office:value-type="float" office:value="0.0000754" calcext:value-type="float">
            <text:p>0,0000754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AVERAGE([.C20:.C22])" office:value-type="float" office:value="0.809572706666667" calcext:value-type="float">
            <text:p>0,809572706666667</text:p>
          </table:table-cell>
        </table:table-row>
        <table:table-row table:style-name="ro1">
          <table:table-cell/>
          <table:table-cell office:value-type="float" office:value="0.00044845" calcext:value-type="float">
            <text:p>0,00044845</text:p>
          </table:table-cell>
          <table:table-cell office:value-type="float" office:value="0.00018251" calcext:value-type="float">
            <text:p>0,00018251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108405" calcext:value-type="float">
            <text:p>0,00108405</text:p>
          </table:table-cell>
          <table:table-cell office:value-type="float" office:value="0.00063886" calcext:value-type="float">
            <text:p>0,000638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21564" calcext:value-type="float">
            <text:p>0,00021564</text:p>
          </table:table-cell>
          <table:table-cell office:value-type="float" office:value="0.00026679" calcext:value-type="float">
            <text:p>0,000266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135724" calcext:value-type="float">
            <text:p>0,00135724</text:p>
          </table:table-cell>
          <table:table-cell office:value-type="float" office:value="0.00072729" calcext:value-type="float">
            <text:p>0,00072729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1105038" calcext:value-type="float">
            <text:p>0,21105038</text:p>
          </table:table-cell>
          <table:table-cell office:value-type="float" office:value="0.00503144" calcext:value-type="float">
            <text:p>0,005031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9393603" calcext:value-type="float">
            <text:p>0,19393603</text:p>
          </table:table-cell>
          <table:table-cell office:value-type="float" office:value="0.0141542" calcext:value-type="float">
            <text:p>0,01415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3911327" calcext:value-type="float">
            <text:p>0,23911327</text:p>
          </table:table-cell>
          <table:table-cell office:value-type="float" office:value="0.01018689" calcext:value-type="float">
            <text:p>0,01018689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71138845" calcext:value-type="float">
            <text:p>0,71138845</text:p>
          </table:table-cell>
          <table:table-cell office:value-type="float" office:value="0.01202811" calcext:value-type="float">
            <text:p>0,012028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63459461" calcext:value-type="float">
            <text:p>1,63459461</text:p>
          </table:table-cell>
          <table:table-cell office:value-type="float" office:value="0.00806382" calcext:value-type="float">
            <text:p>0,008063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4439838" calcext:value-type="float">
            <text:p>1,74439838</text:p>
          </table:table-cell>
          <table:table-cell office:value-type="float" office:value="0.02915964" calcext:value-type="float">
            <text:p>0,02915964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/>
          <table:table-cell office:value-type="float" office:value="1.60104559" calcext:value-type="float">
            <text:p>1,601045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79851289" calcext:value-type="float">
            <text:p>0,798512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71723992" calcext:value-type="float">
            <text:p>1,71723992</text:p>
          </table:table-cell>
          <table:table-cell table:number-columns-repeated="3"/>
        </table:table-row>
        <table:table-row table:style-name="ro1">
          <table:table-cell office:value-type="float" office:value="20000" calcext:value-type="float">
            <text:p>20000</text:p>
          </table:table-cell>
          <table:table-cell/>
          <table:table-cell office:value-type="float" office:value="9.71319839" calcext:value-type="float">
            <text:p>9,713198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.14806783" calcext:value-type="float">
            <text:p>10,148067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08801883" calcext:value-type="float">
            <text:p>8,0880188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6T10:54:59.535319068</meta:creation-date>
    <dc:date>2024-11-16T11:06:11.072938652</dc:date>
    <meta:editing-duration>PT42S</meta:editing-duration>
    <meta:editing-cycles>1</meta:editing-cycles>
    <meta:document-statistic meta:table-count="1" meta:cell-count="74" meta:object-count="1"/>
    <meta:generator>LibreOffice/24.2.6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3.952cm" style:legend-expansion="high" chart:style-name="ch2"/>
        <chart:plot-area chart:style-name="ch3" table:cell-range-address="Лист1.D2:Лист1.F10" chart:data-source-has-labels="both" svg:x="0.32cm" svg:y="0.18cm" svg:width="12.72cm" svg:height="8.64cm">
          <chart:coordinate-region svg:x="1.047cm" svg:y="0.379cm" svg:width="11.515cm" svg:height="7.794cm"/>
          <chart:axis chart:dimension="x" chart:name="primary-x" chart:style-name="ch4" chartooo:axis-type="auto">
            <chartooo:date-scale/>
            <chart:categories table:cell-range-address="Лист1.D3:Лист1.D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E3:Лист1.E10" chart:label-cell-address="Лист1.E2:Лист1.E2" chart:class="chart:line">
            <chart:data-point chart:repeated="8"/>
          </chart:series>
          <chart:series chart:style-name="ch7" chart:values-cell-range-address="Лист1.F3:Лист1.F10" chart:label-cell-address="Лист1.F2:Лист1.F2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Не Разр</text:p>
                <draw:g>
                  <svg:desc>Лист1.E2:Лист1.E2</svg:desc>
                </draw:g>
              </table:table-cell>
              <table:table-cell office:value-type="string">
                <text:p>Разр</text:p>
                <draw:g>
                  <svg:desc>Лист1.F2:Лист1.F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Лист1.D3:Лист1.D10</svg:desc>
                </draw:g>
              </table:table-cell>
              <table:table-cell office:value-type="float" office:value="0.0000218033333333333">
                <text:p>0.0000218033333333333</text:p>
                <draw:g>
                  <svg:desc>Лист1.E3:Лист1.E10</svg:desc>
                </draw:g>
              </table:table-cell>
              <table:table-cell office:value-type="float" office:value="0.0000167033333333333">
                <text:p>0.0000167033333333333</text:p>
                <draw:g>
                  <svg:desc>Лист1.F3:Лист1.F1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656533333333333">
                <text:p>0.0000656533333333333</text:p>
              </table:table-cell>
              <table:table-cell office:value-type="float" office:value="0.0000293">
                <text:p>0.000029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42993">
                <text:p>0.00042993</text:p>
              </table:table-cell>
              <table:table-cell office:value-type="float" office:value="0.000179983333333333">
                <text:p>0.00017998333333333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885643333333333">
                <text:p>0.000885643333333333</text:p>
              </table:table-cell>
              <table:table-cell office:value-type="float" office:value="0.000544313333333333">
                <text:p>0.00054431333333333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14699893333333">
                <text:p>0.214699893333333</text:p>
              </table:table-cell>
              <table:table-cell office:value-type="float" office:value="0.00979084333333333">
                <text:p>0.0097908433333333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36346048">
                <text:p>1.36346048</text:p>
              </table:table-cell>
              <table:table-cell office:value-type="float" office:value="0.01641719">
                <text:p>0.0164171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0.546089683333333">
                <text:p>0.54608968333333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0.809572706666667">
                <text:p>0.80957270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